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Calibri" style:font-family-asian="Calibri" style:font-family-complex="Calibri" fo:background-color="#ffffff" fo:color="#000000"/>
    </style:style>
    <style:style style:name="T2" style:family="text">
      <style:text-properties fo:font-size="12.00pt" fo:font-weight="bold" fo:font-family="'Liberation Serif'" style:font-family-asian="'Liberation Serif'" style:font-family-complex="'Liberation Serif'" fo:background-color="#ffffff" fo:color="#000000"/>
    </style:style>
    <style:style style:name="T3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5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7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9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1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3" style:family="text">
      <style:text-properties fo:font-size="12.00pt" fo:font-weight="bold" fo:font-family="Calibri" style:font-family-asian="Calibri" style:font-family-complex="Calibri" fo:background-color="#ffffff" fo:color="#000000"/>
    </style:style>
    <style:style style:name="T14" style:family="text">
      <style:text-properties fo:font-size="12.00pt" fo:font-weight="bold" fo:font-family="'Liberation Serif'" style:font-family-asian="'Liberation Serif'" style:font-family-complex="'Liberation Serif'" fo:background-color="#ffffff" fo:color="#000000"/>
    </style:style>
    <style:style style:name="T15" style:family="text">
      <style:text-properties fo:font-size="12.00pt" fo:font-weight="bold" fo:font-family="Calibri" style:font-family-asian="Calibri" style:font-family-complex="Calibri" fo:background-color="#ffffff" fo:color="#000000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#ffffff" fo:color="#000000"/>
    </style:style>
    <style:style style:name="T17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9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1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3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5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7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9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31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33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35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37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8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40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42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44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49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51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53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55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57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59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61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63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65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67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69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71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73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75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81" style:family="text">
      <style:text-properties fo:font-size="12.00pt" fo:font-weight="bold" fo:font-family="'Liberation Serif'" style:font-family-asian="'Liberation Serif'" style:font-family-complex="'Liberation Serif'" fo:background-color="#ffffff" fo:color="#000000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83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85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88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90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91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92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94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95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96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98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99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01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03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05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07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09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13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15" style:family="text">
      <style:text-properties fo:font-size="12.00pt" fo:font-weight="bold" fo:font-family="'Liberation Serif'" style:font-family-asian="'Liberation Serif'" style:font-family-complex="'Liberation Serif'" fo:background-color="#ffffff" fo:color="#000000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17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19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20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21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23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24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25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27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28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29" style:family="text">
      <style:text-properties fo:font-size="12.00pt" fo:font-weight="bold" fo:font-family="Calibri" style:font-family-asian="Calibri" style:font-family-complex="Calibri" fo:background-color="#ffffff" fo:color="#000000"/>
    </style:style>
    <style:style style:name="T130" style:family="text">
      <style:text-properties fo:font-size="12.00pt" fo:font-weight="bold" fo:font-family="'Liberation Serif'" style:font-family-asian="'Liberation Serif'" style:font-family-complex="'Liberation Serif'" fo:background-color="#ffffff" fo:color="#000000"/>
    </style:style>
    <style:style style:name="T131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33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35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37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38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39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40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41" style:family="text">
      <style:text-properties fo:font-size="12.00pt" fo:font-weight="bold" fo:font-family="'Liberation Serif'" style:font-family-asian="'Liberation Serif'" style:font-family-complex="'Liberation Serif'" fo:background-color="#ffffff" fo:color="#000000"/>
    </style:style>
    <style:style style:name="T142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44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45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46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47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48" style:family="text">
      <style:text-properties fo:font-size="12.00pt" fo:font-weight="bold" fo:font-family="'Liberation Serif'" style:font-family-asian="'Liberation Serif'" style:font-family-complex="'Liberation Serif'" fo:background-color="#ffffff" fo:color="#000000"/>
    </style:style>
    <style:style style:name="T149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50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51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52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53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54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55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56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57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58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59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60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61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62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63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64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65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66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67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69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70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71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73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74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75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76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77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78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79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80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81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82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83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84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85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88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89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90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91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92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93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94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95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96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197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198" style:family="text">
      <style:text-properties fo:font-size="12.00pt" fo:font-weight="bold" fo:font-family="Calibri" style:font-family-asian="Calibri" style:font-family-complex="Calibri" fo:background-color="#ffffff" fo:color="#000000"/>
    </style:style>
    <style:style style:name="T199" style:family="text">
      <style:text-properties fo:font-size="12.00pt" fo:font-weight="bold" fo:font-family="'Liberation Serif'" style:font-family-asian="'Liberation Serif'" style:font-family-complex="'Liberation Serif'" fo:background-color="#ffffff" fo:color="#000000"/>
    </style:style>
    <style:style style:name="T200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01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02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03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04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05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06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07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08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09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10" style:family="text">
      <style:text-properties fo:font-size="12.00pt" fo:font-weight="bold" fo:font-family="'Liberation Serif'" style:font-family-asian="'Liberation Serif'" style:font-family-complex="'Liberation Serif'" fo:background-color="#ffffff" fo:color="#000000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2.00pt" fo:font-weight="bold" fo:font-family="Calibri" style:font-family-asian="Calibri" style:font-family-complex="Calibri" fo:background-color="#ffffff" fo:color="#000000"/>
    </style:style>
    <style:style style:name="T213" style:family="text">
      <style:text-properties fo:font-size="12.00pt" fo:font-weight="bold" fo:font-family="'Liberation Serif'" style:font-family-asian="'Liberation Serif'" style:font-family-complex="'Liberation Serif'" fo:background-color="#ffffff" fo:color="#000000"/>
    </style:style>
    <style:style style:name="T214" style:family="text">
      <style:text-properties fo:font-size="12.00pt" fo:font-weight="bold" fo:font-family="Calibri" style:font-family-asian="Calibri" style:font-family-complex="Calibri" fo:background-color="#ffffff" fo:color="#000000"/>
    </style:style>
    <style:style style:name="T215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16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17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18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19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20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21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22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23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24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25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26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27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28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29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30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31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32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33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34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35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36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37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38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39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40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41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42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43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44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45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46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47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48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49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50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51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52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53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54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55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56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57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58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59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60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61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62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63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64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65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66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67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68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69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70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71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72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73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74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75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76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77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78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79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80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81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84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85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86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87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88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89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90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91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92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93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94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95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96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97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98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299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00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301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02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303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04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305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06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307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08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2.00pt" fo:font-weight="bold" fo:font-family="Calibri" style:font-family-asian="Calibri" style:font-family-complex="Calibri" fo:background-color="#ffffff" fo:color="#000000"/>
    </style:style>
    <style:style style:name="T311" style:family="text">
      <style:text-properties fo:font-size="12.00pt" fo:font-weight="bold" fo:font-family="'Liberation Serif'" style:font-family-asian="'Liberation Serif'" style:font-family-complex="'Liberation Serif'" fo:background-color="#ffffff" fo:color="#000000"/>
    </style:style>
    <style:style style:name="T312" style:family="text">
      <style:text-properties fo:font-size="12.00pt" fo:font-weight="bold" fo:font-family="Calibri" style:font-family-asian="Calibri" style:font-family-complex="Calibri" fo:background-color="#ffffff" fo:color="#000000"/>
    </style:style>
    <style:style style:name="T313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314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15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316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17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318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19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320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21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322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23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324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25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326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27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328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29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330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31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332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33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334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35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336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37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338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39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340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41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3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2.00pt" fo:font-weight="bold" fo:font-family="Calibri" style:font-family-asian="Calibri" style:font-family-complex="Calibri" fo:background-color="#ffffff" fo:color="#000000"/>
    </style:style>
    <style:style style:name="T344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45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346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47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348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49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350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51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352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53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354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55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356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57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358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59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360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61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362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63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364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65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366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67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368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69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370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71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372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73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374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75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376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77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378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79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80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381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82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383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84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385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86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387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88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389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90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391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92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393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94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395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96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397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398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399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00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401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02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403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04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405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06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407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08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409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10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411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12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4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4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15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416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17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418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19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420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21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422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23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424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25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426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27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428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29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430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31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432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33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434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35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436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37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38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439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40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441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42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443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44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445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46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447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48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449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50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451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52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453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54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455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56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457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58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459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60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461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62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463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64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465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66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467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68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469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70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471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72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473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74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475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76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477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78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479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80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481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82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483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84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485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86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487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88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489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490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T491" style:family="text">
      <style:text-properties fo:font-size="12.00pt" fo:font-weight="normal" fo:font-family="'Liberation Serif'" style:font-family-asian="'Liberation Serif'" style:font-family-complex="'Liberation Serif'" fo:background-color="#ffffff" fo:color="#000000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Задача</text:span><text:span text:style-name="T2">: </text:span></text:p>
      <text:p text:style-name="P1"><text:span text:style-name="T3">Создать</text:span><text:span text:style-name="T4"><text:s/></text:span><text:span text:style-name="T5">тарифную</text:span><text:span text:style-name="T6"><text:s/></text:span><text:span text:style-name="T7">сетку</text:span><text:span text:style-name="T8"><text:s/></text:span><text:span text:style-name="T9">для</text:span><text:span text:style-name="T10"><text:s/></text:span><text:span text:style-name="T11">товара</text:span></text:p>
      <text:p text:style-name="P1"><text:span text:style-name="T12"><text:line-break/></text:span><text:span text:style-name="T13">Входные</text:span><text:span text:style-name="T14"><text:s/></text:span><text:span text:style-name="T15">данные</text:span><text:span text:style-name="T16">: </text:span></text:p>
      <text:p text:style-name="P1"><text:span text:style-name="T17">У</text:span><text:span text:style-name="T18"><text:s/></text:span><text:span text:style-name="T19">каждого</text:span><text:span text:style-name="T20"><text:s/></text:span><text:span text:style-name="T21">товара</text:span><text:span text:style-name="T22"><text:s/></text:span><text:span text:style-name="T23">есть</text:span><text:span text:style-name="T24"><text:s/></text:span><text:span text:style-name="T25">только</text:span><text:span text:style-name="T26"><text:s/></text:span><text:span text:style-name="T27">один</text:span><text:span text:style-name="T28"><text:s/></text:span><text:span text:style-name="T29">параметр</text:span><text:span text:style-name="T30"><text:s/></text:span><text:span text:style-name="T31">влияющий</text:span><text:span text:style-name="T32"><text:s/></text:span><text:span text:style-name="T33">на</text:span><text:span text:style-name="T34"><text:s/></text:span><text:span text:style-name="T35">сетку</text:span><text:span text:style-name="T36"><text:s/></text:span><text:span text:style-name="T37">—<text:s/></text:span><text:span text:style-name="T38">максимальное</text:span><text:span text:style-name="T39"><text:s/></text:span><text:span text:style-name="T40">к</text:span><text:span text:style-name="T41">-</text:span><text:span text:style-name="T42">во</text:span><text:span text:style-name="T43"><text:s/></text:span><text:span text:style-name="T44">месяцев</text:span><text:span text:style-name="T45">.</text:span></text:p>
      <text:p text:style-name="P1"><text:span text:style-name="T46"/></text:p>
      <text:p text:style-name="P1"><text:span text:style-name="T47">Имеется</text:span><text:span text:style-name="T48"><text:s/>2<text:s/></text:span><text:span text:style-name="T49">банка</text:span><text:span text:style-name="T50"><text:s/></text:span><text:span text:style-name="T51">у</text:span><text:span text:style-name="T52"><text:s/></text:span><text:span text:style-name="T53">каждого</text:span><text:span text:style-name="T54"><text:s/></text:span><text:span text:style-name="T55">из</text:span><text:span text:style-name="T56"><text:s/></text:span><text:span text:style-name="T57">них</text:span><text:span text:style-name="T58"><text:s/></text:span><text:span text:style-name="T59">есть</text:span><text:span text:style-name="T60"><text:s/></text:span><text:span text:style-name="T61">массив</text:span><text:span text:style-name="T62"><text:s/></text:span><text:span text:style-name="T63">тарифов</text:span><text:span text:style-name="T64"><text:s/></text:span><text:span text:style-name="T65">из</text:span><text:span text:style-name="T66"><text:s/>7<text:s/></text:span><text:span text:style-name="T67">параметров</text:span><text:span text:style-name="T68"><text:s/></text:span><text:span text:style-name="T69">и</text:span><text:span text:style-name="T70"><text:s/>1<text:s/></text:span><text:span text:style-name="T71">константы</text:span></text:p>
      <text:p text:style-name="P1"><text:span text:style-name="T71">Пример</text:span><text:span text:style-name="T72"><text:s/></text:span><text:span text:style-name="T73">входящего</text:span><text:span text:style-name="T74"><text:s/></text:span><text:span text:style-name="T75">массива</text:span><text:span text:style-name="T76">:</text:span></text:p>
      <text:p text:style-name="P1"><text:span text:style-name="T77">0: </text:span></text:p>
      <text:p text:style-name="P1"><text:span text:style-name="T77"><text:tab/>bank: "one"</text:span></text:p>
      <text:p text:style-name="P1"><text:span text:style-name="T77"><text:tab/>body_pay: "0"</text:span></text:p>
      <text:p text:style-name="P1"><text:span text:style-name="T77"><text:tab/>mounth_pay: "50"</text:span></text:p>
      <text:p text:style-name="P1"><text:span text:style-name="T77"><text:tab/>percent: "0"</text:span></text:p>
      <text:p text:style-name="P1"><text:span text:style-name="T77"><text:tab/>period: "3"</text:span></text:p>
      <text:p text:style-name="P1"><text:span text:style-name="T77"><text:tab/>period_prefix: "="</text:span></text:p>
      <text:p text:style-name="P1"><text:span text:style-name="T77"><text:tab/>type: "installment"</text:span></text:p>
      <text:p text:style-name="P1"><text:span text:style-name="T77">1: </text:span></text:p>
      <text:p text:style-name="P1"><text:span text:style-name="T77"><text:tab/>bank: "one"</text:span></text:p>
      <text:p text:style-name="P1"><text:span text:style-name="T77"><text:tab/>body_pay: "0"</text:span></text:p>
      <text:p text:style-name="P1"><text:span text:style-name="T77"><text:tab/>mounth_pay: "100"</text:span></text:p>
      <text:p text:style-name="P1"><text:span text:style-name="T77"><text:tab/>percent: "0"</text:span></text:p>
      <text:p text:style-name="P1"><text:span text:style-name="T77"><text:tab/>period: "5"</text:span></text:p>
      <text:p text:style-name="P1"><text:span text:style-name="T77"><text:tab/>period_prefix: "-"</text:span></text:p>
      <text:p text:style-name="P1"><text:span text:style-name="T77"><text:tab/>type: "installment"</text:span></text:p>
      <text:p text:style-name="P1"><text:span text:style-name="T77">2: </text:span></text:p>
      <text:p text:style-name="P1"><text:span text:style-name="T77"><text:tab/>bank: "one"</text:span></text:p>
      <text:p text:style-name="P1"><text:span text:style-name="T77"><text:tab/>body_pay: "0"</text:span></text:p>
      <text:p text:style-name="P1"><text:span text:style-name="T77"><text:tab/>mounth_pay: "120"</text:span></text:p>
      <text:p text:style-name="P1"><text:span text:style-name="T77"><text:tab/>percent: "0"</text:span></text:p>
      <text:p text:style-name="P1"><text:span text:style-name="T77"><text:tab/>period: "8"</text:span></text:p>
      <text:p text:style-name="P1"><text:span text:style-name="T77"><text:tab/>period_prefix: "-"</text:span></text:p>
      <text:p text:style-name="P1"><text:span text:style-name="T77"><text:tab/>type: "installment"</text:span></text:p>
      <text:p text:style-name="P1"><text:span text:style-name="T77">3: </text:span></text:p>
      <text:p text:style-name="P1"><text:span text:style-name="T77"><text:tab/>bank: "two"</text:span></text:p>
      <text:p text:style-name="P1"><text:span text:style-name="T77"><text:tab/>body_pay: "0"</text:span></text:p>
      <text:p text:style-name="P1"><text:span text:style-name="T77"><text:tab/>mounth_pay: "50"</text:span></text:p>
      <text:p text:style-name="P1"><text:span text:style-name="T77"><text:tab/>percent: "0"</text:span></text:p>
      <text:p text:style-name="P1"><text:span text:style-name="T77"><text:tab/>period: "5"</text:span></text:p>
      <text:p text:style-name="P1"><text:span text:style-name="T77"><text:tab/>period_prefix: "-"</text:span></text:p>
      <text:p text:style-name="P1"><text:span text:style-name="T77"><text:tab/>type: "installment"</text:span></text:p>
      <text:p text:style-name="P1"><text:span text:style-name="T77">4: </text:span></text:p>
      <text:p text:style-name="P1"><text:span text:style-name="T77"><text:tab/>bank: "two"</text:span></text:p>
      <text:p text:style-name="P1"><text:span text:style-name="T77"><text:tab/>body_pay: "0"</text:span></text:p>
      <text:p text:style-name="P1"><text:span text:style-name="T77"><text:tab/>mounth_pay: "20"</text:span></text:p>
      <text:p text:style-name="P1"><text:span text:style-name="T77"><text:tab/>percent: "10"</text:span></text:p>
      <text:p text:style-name="P1"><text:span text:style-name="T77"><text:tab/>period: "6"</text:span></text:p>
      <text:p text:style-name="P1"><text:span text:style-name="T77"><text:tab/>period_prefix: "="</text:span></text:p>
      <text:p text:style-name="P1"><text:span text:style-name="T77"><text:tab/>type: "installment"</text:span></text:p>
      <text:p text:style-name="P1"><text:span text:style-name="T77">5: </text:span></text:p>
      <text:p text:style-name="P1"><text:span text:style-name="T77"><text:tab/>bank: "one"</text:span></text:p>
      <text:p text:style-name="P1"><text:span text:style-name="T77"><text:tab/>body_pay: "140"</text:span></text:p>
      <text:p text:style-name="P1"><text:span text:style-name="T77"><text:tab/>mounth_pay: "0"</text:span></text:p>
      <text:p text:style-name="P1"><text:span text:style-name="T77"><text:tab/>percent: "100"</text:span></text:p>
      <text:p text:style-name="P1"><text:span text:style-name="T77"><text:tab/>period: "4"</text:span></text:p>
      <text:p text:style-name="P1"><text:span text:style-name="T77"><text:tab/>period_prefix: "="</text:span></text:p>
      <text:p text:style-name="P1"><text:span text:style-name="T77"><text:tab/>type: "credit"</text:span></text:p>
      <text:p text:style-name="P1"><text:span text:style-name="T77">6: </text:span></text:p>
      <text:p text:style-name="P1"><text:span text:style-name="T77"><text:tab/>bank: "one"</text:span></text:p>
      <text:p text:style-name="P1"><text:span text:style-name="T77"><text:tab/>body_pay: "150"</text:span></text:p>
      <text:p text:style-name="P1"><text:span text:style-name="T77"><text:tab/>mounth_pay: "0"</text:span></text:p>
      <text:p text:style-name="P1"><text:span text:style-name="T77"><text:tab/>percent: "15"</text:span></text:p>
      <text:p text:style-name="P1"><text:span text:style-name="T77"><text:tab/>period: "5"</text:span></text:p>
      <text:p text:style-name="P1"><text:span text:style-name="T77"><text:tab/>period_prefix: "-"</text:span></text:p>
      <text:p text:style-name="P1"><text:span text:style-name="T77"><text:tab/>type: "credit"</text:span></text:p>
      <text:p text:style-name="P1"><text:span text:style-name="T78"/></text:p>
      <text:p text:style-name="P1"><text:span text:style-name="T79">Константа</text:span><text:span text:style-name="T80"><text:s/></text:span><text:span text:style-name="T81">start</text:span><text:span text:style-name="T82">:</text:span></text:p>
      <text:p text:style-name="P1"><text:span text:style-name="T83">Для</text:span><text:span text:style-name="T84"><text:s/></text:span><text:span text:style-name="T85">банка</text:span><text:span text:style-name="T86"><text:s/></text:span><text:span text:style-name="T87">«one»<text:s/></text:span><text:span text:style-name="T88">тарифная</text:span><text:span text:style-name="T89"><text:s/></text:span><text:span text:style-name="T90">сетка</text:span><text:span text:style-name="T91"><text:s/></text:span><text:span text:style-name="T92">начинается</text:span><text:span text:style-name="T93"><text:s/></text:span><text:span text:style-name="T94">с</text:span><text:span text:style-name="T95"><text:s/>2<text:s/></text:span><text:span text:style-name="T96">месяцев</text:span></text:p>
      <text:p text:style-name="P1"><text:span text:style-name="T96">Для</text:span><text:span text:style-name="T97"><text:s/></text:span><text:span text:style-name="T98">банка</text:span><text:span text:style-name="T99"><text:s/></text:span><text:span text:style-name="T100">«two»<text:s/></text:span><text:span text:style-name="T101">тарифная</text:span><text:span text:style-name="T102"><text:s/></text:span><text:span text:style-name="T103">сетка</text:span><text:span text:style-name="T104"><text:s/></text:span><text:span text:style-name="T105">начинается</text:span><text:span text:style-name="T106"><text:s/></text:span><text:span text:style-name="T107">с</text:span><text:span text:style-name="T108"><text:s/>3<text:s/></text:span><text:span text:style-name="T109">месяцев</text:span></text:p>
      <text:p text:style-name="P1"><text:span text:style-name="T110"/></text:p>
      <text:p text:style-name="P1"><text:span text:style-name="T111">Влияющие</text:span><text:span text:style-name="T112"><text:s/></text:span><text:span text:style-name="T113">параметры</text:span><text:span text:style-name="T114">:</text:span></text:p>
      <text:p text:style-name="P1"><text:span text:style-name="T115">period_prefix: </text:span></text:p>
      <text:p text:style-name="P1"><text:span text:style-name="T116">"-"<text:s/></text:span><text:span text:style-name="T117">означает</text:span><text:span text:style-name="T118"><text:s/></text:span><text:span text:style-name="T119">что</text:span><text:span text:style-name="T120"><text:s/></text:span><text:span text:style-name="T121">данный</text:span><text:span text:style-name="T122"><text:s/></text:span><text:span text:style-name="T123">тариф</text:span><text:span text:style-name="T124"><text:s/></text:span><text:span text:style-name="T125">работает</text:span><text:span text:style-name="T126"><text:s/></text:span><text:span text:style-name="T127">для</text:span><text:span text:style-name="T128"><text:s/></text:span><text:span text:style-name="T129">всех</text:span><text:span text:style-name="T130"><text:s/></text:span><text:span text:style-name="T131">месяцев</text:span><text:span text:style-name="T132"><text:s/></text:span><text:span text:style-name="T133">от</text:span><text:span text:style-name="T134"><text:s/></text:span><text:span text:style-name="T135">указанного</text:span><text:span text:style-name="T136"><text:s/></text:span><text:span text:style-name="T137">в</text:span><text:span text:style-name="T138"><text:s/></text:span><text:span text:style-name="T139">ключе</text:span><text:span text:style-name="T140"><text:s/></text:span><text:span text:style-name="T141">period<text:s/></text:span><text:span text:style-name="T142">и</text:span><text:span text:style-name="T143"><text:s/></text:span><text:span text:style-name="T144">до</text:span><text:span text:style-name="T145"><text:s/></text:span><text:span text:style-name="T146">константы</text:span><text:span text:style-name="T147"><text:s/></text:span><text:span text:style-name="T148">start</text:span></text:p>
      <text:p text:style-name="P1"><text:span text:style-name="T149">Пример</text:span><text:span text:style-name="T150"><text:s/></text:span><text:span text:style-name="T151">для</text:span><text:span text:style-name="T152"><text:s/></text:span><text:span text:style-name="T153">тарифа</text:span><text:span text:style-name="T154"><text:s/></text:span><text:span text:style-name="T155">ид</text:span><text:span text:style-name="T156"><text:s/>6</text:span></text:p>
      <text:p text:style-name="P1"><text:span text:style-name="T157">Размер</text:span><text:span text:style-name="T158"><text:s/></text:span><text:span text:style-name="T159">сетки</text:span><text:span text:style-name="T160"><text:s/></text:span><text:span text:style-name="T161">будет</text:span><text:span text:style-name="T162"><text:s/></text:span><text:span text:style-name="T163">состоять</text:span><text:span text:style-name="T164"><text:s/></text:span><text:span text:style-name="T165">из</text:span><text:span text:style-name="T166"><text:s/>4<text:s/></text:span><text:span text:style-name="T167">элементов</text:span><text:span text:style-name="T168"><text:s/></text:span><text:span text:style-name="T169">массива</text:span><text:span text:style-name="T170"><text:s/></text:span><text:span text:style-name="T171">где</text:span><text:span text:style-name="T172"><text:s/></text:span><text:span text:style-name="T173">период</text:span><text:span text:style-name="T174"><text:s/></text:span><text:span text:style-name="T175">начинается</text:span><text:span text:style-name="T176"><text:s/></text:span><text:span text:style-name="T177">с</text:span><text:span text:style-name="T178"><text:s/>5</text:span><text:span text:style-name="T179">ти</text:span><text:span text:style-name="T180"><text:s/></text:span><text:span text:style-name="T181">и</text:span><text:span text:style-name="T182"><text:s/></text:span><text:span text:style-name="T183">до</text:span><text:span text:style-name="T184"><text:s/>2</text:span><text:span text:style-name="T185">ух</text:span></text:p>
      <text:p text:style-name="P1"><text:span text:style-name="T186"/></text:p>
      <text:p text:style-name="P1"><text:span text:style-name="T187">period_prefix: </text:span></text:p>
      <text:p text:style-name="P1"><text:span text:style-name="T187">"="<text:s/></text:span><text:span text:style-name="T188">означает</text:span><text:span text:style-name="T189"><text:s/></text:span><text:span text:style-name="T190">что</text:span><text:span text:style-name="T191"><text:s/></text:span><text:span text:style-name="T192">данный</text:span><text:span text:style-name="T193"><text:s/></text:span><text:span text:style-name="T194">тариф</text:span><text:span text:style-name="T195"><text:s/></text:span><text:span text:style-name="T196">работает</text:span><text:span text:style-name="T197"><text:s/></text:span><text:span text:style-name="T198">только</text:span><text:span text:style-name="T199"><text:s/></text:span><text:span text:style-name="T200">для</text:span><text:span text:style-name="T201"><text:s/></text:span><text:span text:style-name="T202">месяца</text:span><text:span text:style-name="T203"><text:s/></text:span><text:span text:style-name="T204">указанного</text:span><text:span text:style-name="T205"><text:s/></text:span><text:span text:style-name="T206">в</text:span><text:span text:style-name="T207"><text:s/></text:span><text:span text:style-name="T208">ключе</text:span><text:span text:style-name="T209"><text:s/></text:span><text:span text:style-name="T210">period</text:span></text:p>
      <text:p text:style-name="P1"><text:span text:style-name="T211"/></text:p>
      <text:p text:style-name="P1"><text:span text:style-name="T212">Особые</text:span><text:span text:style-name="T213"><text:s/></text:span><text:span text:style-name="T214">условия</text:span><text:span text:style-name="T215">:</text:span></text:p>
      <text:p text:style-name="P1"><text:span text:style-name="T216">Например</text:span><text:span text:style-name="T217"><text:s/></text:span><text:span text:style-name="T218">тарифы</text:span><text:span text:style-name="T219"><text:s/>0,1,2<text:line-break/></text:span><text:span text:style-name="T220">Счет</text:span><text:span text:style-name="T221"><text:s/></text:span><text:span text:style-name="T222">массивов</text:span><text:span text:style-name="T223"><text:s/></text:span><text:span text:style-name="T224">начинается</text:span><text:span text:style-name="T225"><text:s/></text:span><text:span text:style-name="T226">с</text:span><text:span text:style-name="T227"><text:s/>period: "8"<text:s/></text:span><text:span text:style-name="T228">и</text:span><text:span text:style-name="T229"><text:s/></text:span><text:span text:style-name="T230">до</text:span><text:span text:style-name="T231"><text:s/></text:span><text:span text:style-name="T232">константы</text:span><text:span text:style-name="T233"><text:s/>start<text:s/></text:span><text:span text:style-name="T234">данные</text:span><text:span text:style-name="T235"><text:s/></text:span><text:span text:style-name="T236">устанавливаются</text:span><text:span text:style-name="T237"><text:s/></text:span><text:span text:style-name="T238">из</text:span><text:span text:style-name="T239"><text:s/></text:span><text:span text:style-name="T240">тарифа</text:span><text:span text:style-name="T241"><text:s/>2</text:span></text:p>
      <text:p text:style-name="P1"><text:span text:style-name="T242">Дойдя</text:span><text:span text:style-name="T243"><text:s/></text:span><text:span text:style-name="T244">до</text:span><text:span text:style-name="T245"><text:s/>period: "5"<text:s/></text:span><text:span text:style-name="T246">и</text:span><text:span text:style-name="T247"><text:s/></text:span><text:span text:style-name="T248">до</text:span><text:span text:style-name="T249"><text:s/></text:span><text:span text:style-name="T250">константы</text:span><text:span text:style-name="T251"><text:s/>start<text:s/></text:span><text:span text:style-name="T252">данные</text:span><text:span text:style-name="T253"><text:s/></text:span><text:span text:style-name="T254">устанавливаются</text:span><text:span text:style-name="T255"><text:s/></text:span><text:span text:style-name="T256">из</text:span><text:span text:style-name="T257"><text:s/></text:span><text:span text:style-name="T258">тарифа</text:span><text:span text:style-name="T259"><text:s/>1</text:span></text:p>
      <text:p text:style-name="P1"><text:span text:style-name="T260">Дойдя</text:span><text:span text:style-name="T261"><text:s/></text:span><text:span text:style-name="T262">до</text:span><text:span text:style-name="T263"><text:s/>period: "3"<text:s/></text:span><text:span text:style-name="T264">данные</text:span><text:span text:style-name="T265"><text:s/></text:span><text:span text:style-name="T266">устанавливаются</text:span><text:span text:style-name="T267"><text:s/></text:span><text:span text:style-name="T268">из</text:span><text:span text:style-name="T269"><text:s/></text:span><text:span text:style-name="T270">тарифа</text:span><text:span text:style-name="T271"><text:s/>0<text:s/></text:span><text:span text:style-name="T272">только</text:span><text:span text:style-name="T273"><text:s/></text:span><text:span text:style-name="T274">для</text:span><text:span text:style-name="T275"><text:s/></text:span><text:span text:style-name="T276">элемента</text:span><text:span text:style-name="T277"><text:s/></text:span><text:span text:style-name="T278">с</text:span><text:span text:style-name="T279"><text:s/></text:span><text:span text:style-name="T280">периодом</text:span><text:span text:style-name="T281"><text:s/>3</text:span></text:p>
      <text:p text:style-name="P1"><text:span text:style-name="T282"/></text:p>
      <text:p text:style-name="P1"><text:span text:style-name="T283">По</text:span><text:span text:style-name="T284"><text:s/></text:span><text:span text:style-name="T285">итогам</text:span><text:span text:style-name="T286"><text:s/></text:span><text:span text:style-name="T287">мы</text:span><text:span text:style-name="T288"><text:s/></text:span><text:span text:style-name="T289">на</text:span><text:span text:style-name="T290"><text:s/></text:span><text:span text:style-name="T291">выходе</text:span><text:span text:style-name="T292"><text:s/></text:span><text:span text:style-name="T293">должны</text:span><text:span text:style-name="T294"><text:s/></text:span><text:span text:style-name="T295">получить</text:span><text:span text:style-name="T296"><text:s/>2</text:span><text:span text:style-name="T297">мерный</text:span><text:span text:style-name="T298"><text:s/></text:span><text:span text:style-name="T299">массив</text:span><text:span text:style-name="T300"><text:s/></text:span><text:span text:style-name="T301">массивов</text:span><text:span text:style-name="T302"><text:s/></text:span><text:span text:style-name="T303">тарифов</text:span><text:span text:style-name="T304"><text:s/></text:span><text:span text:style-name="T305">размерностью</text:span><text:span text:style-name="T306"><text:s/>7<text:s/></text:span><text:span text:style-name="T307">элементов</text:span><text:span text:style-name="T308">.</text:span></text:p>
      <text:p text:style-name="P1"><text:span text:style-name="T309"/></text:p>
      <text:p text:style-name="P1"><text:span text:style-name="T310">Тип</text:span><text:span text:style-name="T311"><text:s/></text:span><text:span text:style-name="T312">кредита</text:span><text:span text:style-name="T313">:</text:span></text:p>
      <text:p text:style-name="P1"><text:span text:style-name="T314">Для</text:span><text:span text:style-name="T315"><text:s/></text:span><text:span text:style-name="T316">типа</text:span><text:span text:style-name="T317"><text:s/>installment -<text:s/></text:span><text:span text:style-name="T318">как</text:span><text:span text:style-name="T319"><text:s/></text:span><text:span text:style-name="T320">и</text:span><text:span text:style-name="T321"><text:s/></text:span><text:span text:style-name="T322">для</text:span><text:span text:style-name="T323"><text:s/></text:span><text:span text:style-name="T324">типа</text:span><text:span text:style-name="T325"><text:s/>credit<text:s/></text:span><text:span text:style-name="T326">сетка</text:span><text:span text:style-name="T327"><text:s/></text:span><text:span text:style-name="T328">строится</text:span><text:span text:style-name="T329"><text:s/></text:span><text:span text:style-name="T330">отдельно</text:span><text:span text:style-name="T331"><text:s/></text:span><text:span text:style-name="T332">но</text:span><text:span text:style-name="T333"><text:s/></text:span><text:span text:style-name="T334">с</text:span><text:span text:style-name="T335"><text:s/></text:span><text:span text:style-name="T336">теми</text:span><text:span text:style-name="T337"><text:s/></text:span><text:span text:style-name="T338">же</text:span><text:span text:style-name="T339"><text:s/></text:span><text:span text:style-name="T340">правилами</text:span><text:span text:style-name="T341">.</text:span></text:p>
      <text:p text:style-name="P1"><text:span text:style-name="T342"/></text:p>
      <text:p text:style-name="P1"><text:span text:style-name="T343">Товар</text:span></text:p>
      <text:p text:style-name="P1"><text:span text:style-name="T344">В</text:span><text:span text:style-name="T345"><text:s/></text:span><text:span text:style-name="T346">товаре</text:span><text:span text:style-name="T347"><text:s/></text:span><text:span text:style-name="T348">мы</text:span><text:span text:style-name="T349"><text:s/></text:span><text:span text:style-name="T350">имеем</text:span><text:span text:style-name="T351"><text:s/></text:span><text:span text:style-name="T352">возможность</text:span><text:span text:style-name="T353"><text:s/></text:span><text:span text:style-name="T354">указать</text:span><text:span text:style-name="T355"><text:s/></text:span><text:span text:style-name="T356">конечный</text:span><text:span text:style-name="T357"><text:s/></text:span><text:span text:style-name="T358">период</text:span><text:span text:style-name="T359"><text:s/></text:span><text:span text:style-name="T360">на</text:span><text:span text:style-name="T361"><text:s/></text:span><text:span text:style-name="T362">который</text:span><text:span text:style-name="T363"><text:s/></text:span><text:span text:style-name="T364">этот</text:span><text:span text:style-name="T365"><text:s/></text:span><text:span text:style-name="T366">товар</text:span><text:span text:style-name="T367"><text:s/></text:span><text:span text:style-name="T368">доступен</text:span><text:span text:style-name="T369">.<text:line-break/></text:span><text:span text:style-name="T370">Соответственно</text:span><text:span text:style-name="T371"><text:s/></text:span><text:span text:style-name="T372">если</text:span><text:span text:style-name="T373"><text:s/></text:span><text:span text:style-name="T374">мы</text:span><text:span text:style-name="T375"><text:s/></text:span><text:span text:style-name="T376">вводим</text:span><text:span text:style-name="T377"><text:s/>8<text:s/></text:span><text:span text:style-name="T378">—<text:s/></text:span><text:span text:style-name="T379">то</text:span><text:span text:style-name="T380"><text:s/></text:span><text:span text:style-name="T381">на</text:span><text:span text:style-name="T382"><text:s/></text:span><text:span text:style-name="T383">выходе</text:span><text:span text:style-name="T384"><text:s/></text:span><text:span text:style-name="T385">получаем</text:span><text:span text:style-name="T386"><text:s/>7<text:s/></text:span><text:span text:style-name="T387">размерный</text:span><text:span text:style-name="T388"><text:s/></text:span><text:span text:style-name="T389">массив</text:span><text:span text:style-name="T390">,<text:s/></text:span><text:span text:style-name="T391">для</text:span><text:span text:style-name="T392"><text:s/></text:span><text:span text:style-name="T393">граничного</text:span><text:span text:style-name="T394"><text:s/></text:span><text:span text:style-name="T395">периода</text:span><text:span text:style-name="T396"><text:s/></text:span><text:span text:style-name="T397">в</text:span><text:span text:style-name="T398"><text:s/>5</text:span><text:span text:style-name="T399">ть</text:span><text:span text:style-name="T400"><text:s/></text:span><text:span text:style-name="T401">мы</text:span><text:span text:style-name="T402"><text:s/></text:span><text:span text:style-name="T403">получим</text:span><text:span text:style-name="T404"><text:s/></text:span><text:span text:style-name="T405">только</text:span><text:span text:style-name="T406"><text:s/>4</text:span><text:span text:style-name="T407">х</text:span><text:span text:style-name="T408"><text:s/></text:span><text:span text:style-name="T409">размерный</text:span><text:span text:style-name="T410"><text:s/></text:span><text:span text:style-name="T411">массив</text:span><text:span text:style-name="T412">.</text:span></text:p>
      <text:p text:style-name="P1"><text:span text:style-name="T413"/></text:p>
      <text:p text:style-name="P1"><text:span text:style-name="T413"/></text:p>
      <text:p text:style-name="P1"><text:span text:style-name="T414">Цель</text:span><text:span text:style-name="T415"><text:s/></text:span><text:span text:style-name="T416">создать</text:span><text:span text:style-name="T417"><text:s/></text:span><text:span text:style-name="T418">генератор</text:span><text:span text:style-name="T419"><text:s/></text:span><text:span text:style-name="T420">тарифной</text:span><text:span text:style-name="T421"><text:s/></text:span><text:span text:style-name="T422">сетки</text:span><text:span text:style-name="T423"><text:s/></text:span><text:span text:style-name="T424">с</text:span><text:span text:style-name="T425"><text:s/></text:span><text:span text:style-name="T426">возможностью</text:span><text:span text:style-name="T427"><text:s/></text:span><text:span text:style-name="T428">указания</text:span><text:span text:style-name="T429"><text:s/></text:span><text:span text:style-name="T430">только</text:span><text:span text:style-name="T431"><text:s/>1</text:span><text:span text:style-name="T432">го</text:span><text:span text:style-name="T433"><text:s/></text:span><text:span text:style-name="T434">параметра</text:span><text:span text:style-name="T435"><text:s/></text:span><text:span text:style-name="T436">—<text:s/></text:span><text:span text:style-name="T437">граничного</text:span><text:span text:style-name="T438"><text:s/></text:span><text:span text:style-name="T439">периода</text:span><text:span text:style-name="T440"><text:s/></text:span><text:span text:style-name="T441">для</text:span><text:span text:style-name="T442"><text:s/></text:span><text:span text:style-name="T443">товара</text:span><text:span text:style-name="T444">.<text:line-break/></text:span><text:span text:style-name="T445">Остальные</text:span><text:span text:style-name="T446"><text:s/></text:span><text:span text:style-name="T447">данные</text:span><text:span text:style-name="T448"><text:s/></text:span><text:span text:style-name="T449">оставить</text:span><text:span text:style-name="T450"><text:s/></text:span><text:span text:style-name="T451">из</text:span><text:span text:style-name="T452"><text:s/></text:span><text:span text:style-name="T453">предоставленных</text:span><text:span text:style-name="T454"><text:s/></text:span><text:span text:style-name="T455">выше</text:span><text:span text:style-name="T456">.<text:s/></text:span><text:span text:style-name="T457">В</text:span><text:span text:style-name="T458"><text:s/></text:span><text:span text:style-name="T459">построении</text:span><text:span text:style-name="T460"><text:s/></text:span><text:span text:style-name="T461">сетки</text:span><text:span text:style-name="T462"><text:s/></text:span><text:span text:style-name="T463">должны</text:span><text:span text:style-name="T464"><text:s/></text:span><text:span text:style-name="T465">оба</text:span><text:span text:style-name="T466"><text:s/></text:span><text:span text:style-name="T467">банка</text:span><text:span text:style-name="T468"><text:s/></text:span><text:span text:style-name="T469">и</text:span><text:span text:style-name="T470"><text:s/></text:span><text:span text:style-name="T471">все</text:span><text:span text:style-name="T472"><text:s/></text:span><text:span text:style-name="T473">их</text:span><text:span text:style-name="T474"><text:s/></text:span><text:span text:style-name="T475">тарифы</text:span><text:span text:style-name="T476"><text:s/></text:span><text:span text:style-name="T477">по</text:span><text:span text:style-name="T478"><text:s/></text:span><text:span text:style-name="T479">условиям</text:span><text:span text:style-name="T480"><text:s/></text:span><text:span text:style-name="T481">описанным</text:span><text:span text:style-name="T482"><text:s/></text:span><text:span text:style-name="T483">выше</text:span><text:span text:style-name="T484"><text:s/></text:span><text:span text:style-name="T485">согласно</text:span><text:span text:style-name="T486"><text:s/></text:span><text:span text:style-name="T487">типам</text:span><text:span text:style-name="T488"><text:s/></text:span><text:span text:style-name="T489">кредита</text:span><text:span text:style-name="T490">.</text:span><text:span text:style-name="T49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